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6cm"/>
    </style:style>
    <style:style style:name="co2" style:family="table-column">
      <style:table-column-properties fo:break-before="auto" style:column-width="7.269cm"/>
    </style:style>
    <style:style style:name="co3" style:family="table-column">
      <style:table-column-properties fo:break-before="auto" style:column-width="8.213cm"/>
    </style:style>
    <style:style style:name="co4" style:family="table-column">
      <style:table-column-properties fo:break-before="auto" style:column-width="4.246cm"/>
    </style:style>
    <style:style style:name="co5" style:family="table-column">
      <style:table-column-properties fo:break-before="auto" style:column-width="3.939cm"/>
    </style:style>
    <style:style style:name="co6" style:family="table-column">
      <style:table-column-properties fo:break-before="auto" style:column-width="3.413cm"/>
    </style:style>
    <style:style style:name="co7" style:family="table-column">
      <style:table-column-properties fo:break-before="auto" style:column-width="5.105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1.579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4" style:family="table-row">
      <style:table-row-properties style:row-height="3cm" fo:break-before="auto" style:use-optimal-row-height="true"/>
    </style:style>
    <style:style style:name="ro5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="0.101cm" style:vertical-align="top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fo:padding="0.101cm" style:vertical-align="top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padding="0.101cm" style:vertical-align="top"/>
      <style:paragraph-properties fo:text-align="start"/>
      <style:text-properties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style:text-align-source="fix" style:repeat-content="false" fo:wrap-option="wrap" fo:padding="0.101cm" style:vertical-align="top"/>
      <style:paragraph-properties fo:text-align="start"/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7" table:default-cell-style-name="ce4"/>
        <table:table-row table:style-name="ro1">
          <table:table-cell table:style-name="ce1" office:value-type="string">
            <text:p>MVC Function</text:p>
          </table:table-cell>
          <table:table-cell office:value-type="string">
            <text:p>What must it do (Model)?</text:p>
          </table:table-cell>
          <table:table-cell office:value-type="string">
            <text:p>Data in addition to what the ticket already provides? Certain things are standard (default): Show Itself</text:p>
          </table:table-cell>
          <table:table-cell office:value-type="string" table:number-columns-spanned="2" table:number-rows-spanned="1">
            <text:p>Must it remember anything (CRUD, Persistence)?</text:p>
          </table:table-cell>
          <table:covered-table-cell/>
          <table:table-cell office:value-type="string">
            <text:p>View functions?</text:p>
            <text:p>Showing itself is default for all</text:p>
          </table:table-cell>
          <table:table-cell office:value-type="string">
            <text:p>Remarks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xtension</text:p>
          </table:table-cell>
          <table:table-cell table:number-columns-repeated="2"/>
          <table:table-cell office:value-type="string">
            <text:p>Column related Data</text:p>
          </table:table-cell>
          <table:table-cell office:value-type="string">
            <text:p>Ticket related Data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ove to KanBanBoard</text:p>
          </table:table-cell>
          <table:table-cell office:value-type="string">
            <text:p>Change column number</text:p>
          </table:table-cell>
          <table:table-cell office:value-type="string">
            <text:p>Conditions for movement,</text:p>
            <text:p>(This could/should include data from the Ticket as well as the destination Column)</text:p>
          </table:table-cell>
          <table:table-cell office:value-type="string">
            <text:p>?</text:p>
          </table:table-cell>
          <table:table-cell office:value-type="string">
            <text:p>Yes</text:p>
          </table:table-cell>
          <table:table-cell office:value-type="string">
            <text:p>?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Move to Backlog</text:p>
          </table:table-cell>
          <table:table-cell office:value-type="string">
            <text:p>Change column number</text:p>
          </table:table-cell>
          <table:table-cell office:value-type="string">
            <text:p>Conditions for movement,</text:p>
            <text:p>(This could/should include data from the Ticket as well as the destination Column)</text:p>
          </table:table-cell>
          <table:table-cell office:value-type="string">
            <text:p>?</text:p>
          </table:table-cell>
          <table:table-cell office:value-type="string">
            <text:p>Yes</text:p>
          </table:table-cell>
          <table:table-cell office:value-type="string">
            <text:p>?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Move to Completed</text:p>
          </table:table-cell>
          <table:table-cell office:value-type="string">
            <text:p>Change column number</text:p>
          </table:table-cell>
          <table:table-cell office:value-type="string">
            <text:p>Conditions for movement,</text:p>
            <text:p>(This could/should include data from the Ticket as well as the destination Column)</text:p>
          </table:table-cell>
          <table:table-cell office:value-type="string">
            <text:p>?</text:p>
          </table:table-cell>
          <table:table-cell office:value-type="string">
            <text:p>Yes</text:p>
          </table:table-cell>
          <table:table-cell office:value-type="string">
            <text:p>?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Show Full Ticket</text:p>
          </table:table-cell>
          <table:table-cell office:value-type="string">
            <text:p>Show full ticket</text:p>
          </table:table-cell>
          <table:table-cell office:value-type="string">
            <text:p>none</text:p>
          </table:table-cell>
          <table:table-cell office:value-type="string">
            <text:p>?</text:p>
          </table:table-cell>
          <table:table-cell office:value-type="string">
            <text:p>no</text:p>
          </table:table-cell>
          <table:table-cell office:value-type="string">
            <text:p>Show full ticket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Create Task</text:p>
          </table:table-cell>
          <table:table-cell office:value-type="string">
            <text:p>Create a Task record</text:p>
            <text:p>(linked to this Ticket)</text:p>
            <text:p>Optionally block movement based on completion.</text:p>
          </table:table-cell>
          <table:table-cell office:value-type="string">
            <text:p>none</text:p>
          </table:table-cell>
          <table:table-cell table:number-columns-repeated="2" office:value-type="string">
            <text:p>no</text:p>
          </table:table-cell>
          <table:table-cell office:value-type="string">
            <text:p>?</text:p>
          </table:table-cell>
          <table:table-cell office:value-type="string">
            <text:p>Could a generalized decoration be created to created a variety of tasks or objects?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reate Resolution</text:p>
          </table:table-cell>
          <table:table-cell office:value-type="string">
            <text:p>Create a Resolution record</text:p>
          </table:table-cell>
          <table:table-cell office:value-type="string">
            <text:p>none</text:p>
          </table:table-cell>
          <table:table-cell table:number-columns-repeated="2" office:value-type="string">
            <text:p>no</text:p>
          </table:table-cell>
          <table:table-cell office:value-type="string">
            <text:p>?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Discussion Time Limit</text:p>
          </table:table-cell>
          <table:table-cell office:value-type="string">
            <text:p>Monitor the Time it has spent in active discussion</text:p>
            <text:p>Based on time spent perform actions (e.g. notification)</text:p>
          </table:table-cell>
          <table:table-cell table:number-columns-repeated="4" office:value-type="string">
            <text:p>?</text:p>
          </table:table-cell>
          <table:table-cell office:value-type="string">
            <text:p>an the two time limit monitors be combined into one behavior?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Ticket Inactivity Monitor</text:p>
          </table:table-cell>
          <table:table-cell office:value-type="string">
            <text:p>Monitor the Time it has spent in a particular column.</text:p>
            <text:p>Based on this perform actions (e.g. notifications)</text:p>
          </table:table-cell>
          <table:table-cell office:value-type="string">
            <text:p>?</text:p>
          </table:table-cell>
          <table:table-cell office:value-type="string">
            <text:p>`?</text:p>
          </table:table-cell>
          <table:table-cell table:number-columns-repeated="2" office:value-type="string">
            <text:p>?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Protocol</text:p>
          </table:table-cell>
          <table:table-cell office:value-type="string">
            <text:p>Provide a means of protocolling each ticket</text:p>
            <text:p>Provide a means of deciding when a protocol is completed</text:p>
            <text:p>Optionally block movement when a protocol is not completed</text:p>
          </table:table-cell>
          <table:table-cell office:value-type="string">
            <text:p>Protocol Record</text:p>
            <text:p>Protocol Accepted</text:p>
            <text:p>Conditions for protocol acceptance</text:p>
            <text:p/>
          </table:table-cell>
          <table:table-cell table:number-columns-repeated="3" office:value-type="string">
            <text:p>?</text:p>
          </table:table-cell>
          <table:table-cell table:number-columns-repeated="1018"/>
        </table:table-row>
        <table:table-row table:style-name="ro2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0">30.08.2015</text:date>, <text:time>18:5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Potter</meta:initial-creator>
    <meta:creation-date>2015-08-30T17:21:40.47</meta:creation-date>
    <dc:date>2015-08-30T18:51:51.64</dc:date>
    <dc:creator>Andrew Potter</dc:creator>
    <meta:editing-duration>PT17M6S</meta:editing-duration>
    <meta:editing-cycles>3</meta:editing-cycles>
    <meta:generator>LibreOffice/3.4$Win32 LibreOffice_project/340m1$Build-12</meta:generator>
    <meta:document-statistic meta:table-count="3" meta:cell-count="65" meta:object-count="0"/>
  </office:meta>
</office:document-meta>
</file>